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edbd0" officeooo:paragraph-rsid="000edbd0"/>
    </style:style>
    <style:style style:name="P2" style:family="paragraph" style:parent-style-name="Standard">
      <style:paragraph-properties fo:line-height="200%"/>
      <style:text-properties officeooo:rsid="000edbd0" officeooo:paragraph-rsid="000edbd0"/>
    </style:style>
    <style:style style:name="T1" style:family="text">
      <style:text-properties officeooo:rsid="000f865b"/>
    </style:style>
    <style:style style:name="T2" style:family="text">
      <style:text-properties officeooo:rsid="00101105"/>
    </style:style>
    <style:style style:name="T3" style:family="text">
      <style:text-properties style:text-position="super 58%"/>
    </style:style>
    <style:style style:name="T4" style:family="text">
      <style:text-properties style:text-position="super 58%" officeooo:rsid="00101105"/>
    </style:style>
    <style:style style:name="T5" style:family="text">
      <style:text-properties style:text-position="super 58%" officeooo:rsid="00120c6f"/>
    </style:style>
    <style:style style:name="T6" style:family="text">
      <style:text-properties officeooo:rsid="00120c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he cherry blossom bloom date each year is difficult to predict, and has many factors which go into it. Plant metabolism is based mainly on heat, meaning the number of days <text:span text:style-name="T1">from the beginning of the year to bloom date </text:span>is not <text:span text:style-name="T1">going to be consistent across years. It will be similar, as the climate does not vary significantly, but with anthropogenic climate change, it can be expected that bloom dates generally move earlier throughout the years. Data has been collected on cherry blossom bloom dates in multiple areas for many years. Kyoto, DC, and Liestal have a significant amount of previous data available, while Vancouver has only started tracking this data recently. Looking at the historical bloom date data, and plotting it over time, it can be seen that the bloom date has been slowly, but steadily, trending earlier. </text:span></text:p>
      <text:p text:style-name="P2"><text:tab/><text:span text:style-name="T2">An old technique used to predict bloom date is finding the growing degree days. This can be calculated by getting an average daily temperature, subtracting a “base” temperature, then it can be squared, with the result being the growing degree day for that day. The cumulative total of growing degree days can be added up to reach a desirable total. This total is different for different plant species, and each species has a range. For this prediction, I chose a point, and when the growing degree day total exceeded that value, that was when the model would expect the bloom date to be. </text:span></text:p>
      <text:p text:style-name="P2"><text:tab/><text:span text:style-name="T2">For this year, the </text:span><text:span text:style-name="T6">model </text:span><text:span text:style-name="T2">predicted </text:span><text:span text:style-name="T6">that the </text:span><text:span text:style-name="T2">bloom date in the DC location </text:span><text:span text:style-name="T6">will be</text:span><text:span text:style-name="T2"> April 13</text:span><text:span text:style-name="T4">th</text:span><text:span text:style-name="T2">. This seems somewhat late, as it does not follow the trend that the bloom date is becoming earlier with the warming climat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bd0" officeooo:paragraph-rsid="000edbd0"/>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ja Vayuvgeul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1T03:10:33.487000000</meta:creation-date>
    <dc:date>2023-03-01T03:51:29.998000000</dc:date>
    <meta:editing-duration>PT40M56S</meta:editing-duration>
    <meta:editing-cycles>4</meta:editing-cycles>
    <meta:generator>LibreOffice/7.4.2.3$Windows_X86_64 LibreOffice_project/382eef1f22670f7f4118c8c2dd222ec7ad009daf</meta:generator>
    <meta:document-statistic meta:table-count="0" meta:image-count="0" meta:object-count="0" meta:page-count="1" meta:paragraph-count="4" meta:word-count="285" meta:character-count="1651" meta:non-whitespace-character-count="1364"/>
  </office:meta>
</office:document-meta>
</file>